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c7a" officeooo:paragraph-rsid="001f7c7a"/>
    </style:style>
    <style:style style:name="P2" style:family="paragraph" style:parent-style-name="Standard">
      <style:text-properties officeooo:rsid="0023b252" officeooo:paragraph-rsid="0023b252"/>
    </style:style>
    <style:style style:name="T1" style:family="text">
      <style:text-properties officeooo:rsid="0023b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M dia senhores </text:p>
      <text:p text:style-name="P2"/>
      <text:p text:style-name="P1">Meu nom<text:span text:style-name="T1">e </text:span>é ${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01:30:02.533289697</meta:creation-date>
    <dc:date>2016-06-14T01:32:17.475493620</dc:date>
    <meta:editing-duration>PT34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2" meta:word-count="7" meta:character-count="35" meta:non-whitespace-character-count="29"/>
  </office:meta>
</office:document-meta>
</file>